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7.341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15cm"/>
    </style:style>
    <style:style style:name="co11" style:family="table-column">
      <style:table-column-properties fo:break-before="auto" style:column-width="2.667cm"/>
    </style:style>
    <style:style style:name="co12" style:family="table-column">
      <style:table-column-properties fo:break-before="auto" style:column-width="3.56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2.04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229cm" fo:break-before="auto" style:use-optimal-row-height="true"/>
    </style:style>
    <style:style style:name="ro6" style:family="table-row">
      <style:table-row-properties style:row-height="0.9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9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Authors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Research Question</text:p>
          </table:table-cell>
          <table:table-cell table:style-name="ce2" office:value-type="string">
            <text:p>Objectives</text:p>
          </table:table-cell>
          <table:table-cell table:style-name="ce2" office:value-type="string">
            <text:p>Method</text:p>
          </table:table-cell>
          <table:table-cell table:style-name="ce2" office:value-type="string">
            <text:p>Paradigm</text:p>
          </table:table-cell>
          <table:table-cell table:style-name="ce2" office:value-type="string">
            <text:p>Result type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Principal Result</text:p>
          </table:table-cell>
          <table:table-cell table:style-name="ce2" office:value-type="string">
            <text:p>Limitations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2013PhRvL.111s8702L</text:p>
          </table:table-cell>
          <table:table-cell office:value-type="string">
            <text:p>Modeling the Polycentric Transition of Cities</text:p>
          </table:table-cell>
          <table:table-cell office:value-type="string">
            <text:p>{Louf}, R. and {Barthelemy}, M.</text:p>
          </table:table-cell>
          <table:table-cell office:value-type="string">
            <text:p>Physics</text:p>
          </table:table-cell>
          <table:table-cell office:value-type="string">
            <text:p>Reproduce polycentric transition</text:p>
          </table:table-cell>
          <table:table-cell office:value-type="string">
            <text:p>Th O-of-Eq Framework ; Statistical application to employment US Data</text:p>
          </table:table-cell>
          <table:table-cell office:value-type="string">
            <text:p>NW-based th modeling ; Statistical verification</text:p>
          </table:table-cell>
          <table:table-cell office:value-type="string">
            <text:p>Th model</text:p>
          </table:table-cell>
          <table:table-cell office:value-type="string">
            <text:p>Qualitative</text:p>
          </table:table-cell>
          <table:table-cell office:value-type="string">
            <text:p>meso</text:p>
          </table:table-cell>
          <table:table-cell office:value-type="string">
            <text:p>US Cities</text:p>
          </table:table-cell>
          <table:table-cell office:value-type="string">
            <text:p>Employment and Population of US Cities</text:p>
          </table:table-cell>
          <table:table-cell office:value-type="string">
            <text:p>Congestion drives transition from monocentric to polycentric</text:p>
          </table:table-cell>
          <table:table-cell office:value-type="string">
            <text:p>too general ; external validation discutable</text:p>
          </table:table-cell>
          <table:table-cell table:number-columns-repeated="1010"/>
        </table:table-row>
        <table:table-row table:style-name="ro4">
          <table:table-cell office:value-type="string">
            <text:p>achibet2014model</text:p>
          </table:table-cell>
          <table:table-cell office:value-type="string">
            <text:p>A Model of Road Network and Buildings Extension Co-evolution</text:p>
          </table:table-cell>
          <table:table-cell office:value-type="string">
            <text:p>Achibet, Merwan and Balev, Stefan and Dutot, Antoine and Olivier, Damien</text:p>
          </table:table-cell>
          <table:table-cell office:value-type="string">
            <text:p>Computer Science</text:p>
          </table:table-cell>
          <table:table-cell office:value-type="string">
            <text:p>city morphogenesis model of coevolution buildings/roads</text:p>
          </table:table-cell>
          <table:table-cell office:value-type="string">
            <text:p>-</text:p>
          </table:table-cell>
          <table:table-cell office:value-type="string">
            <text:p>Cellular Automaton/Voronoi Diagram</text:p>
          </table:table-cell>
          <table:table-cell office:value-type="string">
            <text:p>Toy-model / application on real seed</text:p>
          </table:table-cell>
          <table:table-cell office:value-type="string">
            <text:p>Qualitative</text:p>
          </table:table-cell>
          <table:table-cell office:value-type="string">
            <text:p>meso</text:p>
          </table:table-cell>
          <table:table-cell office:value-type="string">
            <text:p>Le Havre</text:p>
          </table:table-cell>
          <table:table-cell office:value-type="string">
            <text:p>Roads/buildings density</text:p>
          </table:table-cell>
          <table:table-cell office:value-type="string">
            <text:p>Brief model exploration</text:p>
          </table:table-cell>
          <table:table-cell office:value-type="string">
            <text:p>not explored</text:p>
          </table:table-cell>
          <table:table-cell table:number-columns-repeated="1010"/>
        </table:table-row>
        <table:table-row table:style-name="ro5">
          <table:table-cell office:value-type="string">
            <text:p>adamatzky2010road</text:p>
          </table:table-cell>
          <table:table-cell office:value-type="string">
            <text:p>Road planning with slime mould: if Physarum built motorways it would route M6/M74 through Newcastle</text:p>
          </table:table-cell>
          <table:table-cell office:value-type="string">
            <text:p>Adamatzky, Andrew and Jones, Jeff</text:p>
          </table:table-cell>
          <table:table-cell office:value-type="string">
            <text:p>Biology/CS</text:p>
          </table:table-cell>
          <table:table-cell office:value-type="string">
            <text:p>Network biological morphogenesis</text:p>
          </table:table-cell>
          <table:table-cell/>
          <table:table-cell office:value-type="string">
            <text:p>Modeling/experiments</text:p>
          </table:table-cell>
          <table:table-cell table:number-columns-repeated="1017"/>
        </table:table-row>
        <table:table-row table:style-name="ro6">
          <table:table-cell office:value-type="string">
            <text:p>andersson2006complex</text:p>
          </table:table-cell>
          <table:table-cell office:value-type="string">
            <text:p>A complex network approach to urban growth</text:p>
          </table:table-cell>
          <table:table-cell office:value-type="string">
            <text:p>Andersson, Claes and Frenken, Koen and Hellervik, Alexander</text:p>
          </table:table-cell>
          <table:table-cell office:value-type="string">
            <text:p>Complex Networks</text:p>
          </table:table-cell>
          <table:table-cell office:value-type="string">
            <text:p>Coupling CA/Complex Network</text:p>
          </table:table-cell>
          <table:table-cell table:number-columns-repeated="1019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/02/2015</text:date>, <text:time>17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2-18T16:49:42</meta:creation-date>
    <dc:date>2015-02-18T17:43:07</dc:date>
    <dc:creator>Juste Raimbault</dc:creator>
    <meta:editing-duration>PT38M14S</meta:editing-duration>
    <meta:editing-cycles>4</meta:editing-cycles>
    <meta:generator>OpenOffice/4.0.1$Unix OpenOffice.org_project/401m5$Build-9714</meta:generator>
    <meta:document-statistic meta:table-count="3" meta:cell-count="53" meta:object-count="0"/>
  </office:meta>
</office:document-meta>
</file>